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152cm" draw:marker-end-width="0.152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-width="0.152cm" draw:marker-end="Arrow" draw:marker-end-width="0.356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draw:marker-start-width="0.152cm" draw:marker-end="Arrow" draw:marker-end-width="0.356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draw:marker-start-width="0.152cm" draw:marker-end-width="0.152cm" draw:fill="none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width="0.102cm" svg:stroke-color="#000000" draw:marker-start-width="0.152cm" draw:marker-end-width="0.152cm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LMRoman10" style:font-pitch="variable" fo:font-size="18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LMRoman10" style:font-pitch="variable" fo:font-size="18pt" style:font-size-asian="18pt" style:font-size-complex="18pt"/>
    </style:style>
    <style:style style:name="P5" style:family="paragraph">
      <style:paragraph-properties fo:text-align="center"/>
      <style:text-properties fo:font-family="LMRoman10" style:font-pitch="variable"/>
    </style:style>
    <style:style style:name="P6" style:family="paragraph">
      <style:text-properties fo:font-family="LMRoman10" style:font-pitch="variable"/>
    </style:style>
    <style:style style:name="T1" style:family="text">
      <style:text-properties fo:font-family="LMRoman10" style:font-pitch="variable" fo:font-size="18pt" style:font-size-asian="18pt" style:font-size-complex="18pt"/>
    </style:style>
    <style:style style:name="T2" style:family="text">
      <style:text-properties fo:font-family="LMRoman10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6.985cm" svg:height="1.905cm" svg:x="2.27cm" svg:y="8.62cm">
          <text:p text:style-name="P1"><text:span text:style-name="T1">Key Mixing Operation</text:span></text:p>
        </draw:rect>
        <draw:rect draw:style-name="gr1" draw:text-style-name="P2" xml:id="id2" draw:id="id2" draw:layer="layout" svg:width="6.985cm" svg:height="1.905cm" svg:x="10.525cm" svg:y="8.62cm">
          <text:p text:style-name="P1"><text:span text:style-name="T1">S-Box Transformation</text:span></text:p>
        </draw:rect>
        <draw:connector draw:style-name="gr2" draw:text-style-name="P2" draw:layer="layout" draw:type="line" svg:x1="9.255cm" svg:y1="9.572cm" svg:x2="10.525cm" svg:y2="9.572cm" draw:start-shape="id1" draw:start-glue-point="1" draw:end-shape="id2" draw:end-glue-point="3" svg:d="m9255 9572h1270">
          <text:p/>
        </draw:connector>
        <draw:rect draw:style-name="gr1" draw:text-style-name="P2" xml:id="id3" draw:id="id3" draw:layer="layout" svg:width="6.985cm" svg:height="1.905cm" svg:x="18.78cm" svg:y="8.62cm">
          <text:p text:style-name="P1"><text:span text:style-name="T1">Linear Transformation</text:span></text:p>
        </draw:rect>
        <draw:connector draw:style-name="gr2" draw:text-style-name="P2" draw:layer="layout" draw:type="line" svg:x1="17.51cm" svg:y1="9.572cm" svg:x2="18.78cm" svg:y2="9.572cm" draw:start-shape="id2" draw:start-glue-point="1" draw:end-shape="id3" draw:end-glue-point="3" svg:d="m17510 9572h1270">
          <text:p/>
        </draw:connector>
        <draw:connector draw:style-name="gr3" draw:text-style-name="P2" draw:layer="layout" draw:type="curve" draw:line-skew="-1.079cm" svg:x1="22.272cm" svg:y1="8.62cm" svg:x2="5.762cm" svg:y2="8.62cm" draw:start-shape="id3" draw:start-glue-point="0" draw:end-shape="id1" svg:d="m22272 8620c0-2445-16510-2445-16510 0">
          <text:p text:style-name="P1"><text:span text:style-name="T1">31 Rounds</text:span></text:p>
        </draw:connector>
        <draw:connector draw:style-name="gr2" draw:text-style-name="P2" draw:layer="layout" draw:type="curve" svg:x1="2.905cm" svg:y1="2.905cm" svg:x2="4.492cm" svg:y2="4.81cm" draw:start-shape="id4" draw:start-glue-point="2" draw:end-shape="id5" draw:end-glue-point="0" svg:d="m2905 2905c0 1429 1587 477 1587 1905">
          <text:p/>
        </draw:connector>
        <draw:rect draw:style-name="gr1" draw:text-style-name="P2" xml:id="id6" draw:id="id6" draw:layer="layout" svg:width="6.985cm" svg:height="1.905cm" svg:x="10.525cm" svg:y="11.795cm">
          <text:p text:style-name="P1"><text:span text:style-name="T1">Key Mixing Operation</text:span></text:p>
        </draw:rect>
        <draw:connector draw:style-name="gr3" draw:text-style-name="P4" draw:layer="layout" draw:type="line" svg:x1="14.017cm" svg:y1="10.525cm" svg:x2="14.017cm" svg:y2="11.795cm" draw:start-shape="id2" draw:start-glue-point="2" draw:end-shape="id6" draw:end-glue-point="0" svg:d="m14017 10525v1270">
          <text:p text:style-name="P3"><text:span text:style-name="T1"><text:s text:c="18"/></text:span><text:span text:style-name="T1">Last Round</text:span></text:p>
        </draw:connector>
        <draw:ellipse draw:style-name="gr1" draw:text-style-name="P2" xml:id="id4" draw:id="id4" draw:layer="layout" svg:width="3.81cm" svg:height="1.905cm" svg:x="1cm" svg:y="1cm">
          <text:p text:style-name="P1"><text:span text:style-name="T1">Input</text:span></text:p>
        </draw:ellipse>
        <draw:rect draw:style-name="gr1" draw:text-style-name="P2" xml:id="id5" draw:id="id5" draw:layer="layout" svg:width="5.715cm" svg:height="1.905cm" svg:x="1.635cm" svg:y="4.81cm">
          <text:p text:style-name="P1"><text:span text:style-name="T1">Initial Permutation</text:span></text:p>
        </draw:rect>
        <draw:connector draw:style-name="gr2" draw:text-style-name="P2" draw:layer="layout" draw:type="curve" svg:x1="4.492cm" svg:y1="6.715cm" svg:x2="2.27cm" svg:y2="9.572cm" draw:start-shape="id5" draw:start-glue-point="2" draw:end-shape="id1" draw:end-glue-point="3" svg:d="m4492 6715c0 1429-1387 1191-2149 1548s-899 1309-73 1309">
          <text:p/>
        </draw:connector>
        <draw:rect draw:style-name="gr1" draw:text-style-name="P2" xml:id="id7" draw:id="id7" draw:layer="layout" svg:width="5.715cm" svg:height="1.905cm" svg:x="11.16cm" svg:y="14.97cm">
          <text:p text:style-name="P1"><text:span text:style-name="T1">Final Permutation</text:span></text:p>
        </draw:rect>
        <draw:connector draw:style-name="gr2" draw:text-style-name="P2" draw:layer="layout" draw:type="curve" svg:x1="14.017cm" svg:y1="13.7cm" svg:x2="14.017cm" svg:y2="14.97cm" draw:start-shape="id6" draw:start-glue-point="2" draw:end-shape="id7" draw:end-glue-point="0" svg:d="m14017 13700v1270">
          <text:p/>
        </draw:connector>
        <draw:ellipse draw:style-name="gr1" draw:text-style-name="P2" xml:id="id8" draw:id="id8" draw:layer="layout" svg:width="3.81cm" svg:height="1.905cm" svg:x="20.685cm" svg:y="18.685cm">
          <text:p text:style-name="P1"><text:span text:style-name="T1">Output</text:span></text:p>
        </draw:ellipse>
        <draw:connector draw:style-name="gr2" draw:text-style-name="P2" draw:layer="layout" draw:type="curve" svg:x1="14.017cm" svg:y1="16.875cm" svg:x2="22.59cm" svg:y2="18.685cm" draw:start-shape="id7" draw:start-glue-point="2" draw:end-shape="id8" svg:d="m14017 16875c0 1357 8573 453 8573 1810">
          <text:p/>
        </draw:connector>
        <draw:rect draw:style-name="gr4" draw:text-style-name="P5" draw:layer="layout" svg:width="25.94cm" svg:height="13.97cm" svg:x="1cm" svg:y="3.54cm">
          <text:p/>
        </draw:rect>
        <draw:frame draw:style-name="gr5" draw:text-style-name="P6" draw:layer="layout" svg:width="8.255cm" svg:height="1.27cm" svg:x="10.525cm" svg:y="3.54cm">
          <draw:text-box>
            <text:p><text:span text:style-name="T2">Single Threaded Ope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icholas Capo</meta:initial-creator>
    <meta:creation-date>2012-02-27T19:20:32</meta:creation-date>
    <dc:date>2012-02-27T19:56:14</dc:date>
    <dc:creator>Nicholas Capo</dc:creator>
    <meta:editing-duration>PT28M27S</meta:editing-duration>
    <meta:editing-cycles>7</meta:editing-cycles>
    <meta:generator>LibreOffice/3.3$Linux LibreOffice_project/330m19$Build-8</meta:generator>
    <meta:document-statistic meta:object-count="18"/>
  </office:meta>
</office:document-meta>
</file>